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nux Biolinum G" svg:font-family="'Linux Biolinum G'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27.7cm" table:align="margins"/>
    </style:style>
    <style:style style:name="Tabella1.A" style:family="table-column">
      <style:table-column-properties style:column-width="13.991cm" style:rel-column-width="33101*"/>
    </style:style>
    <style:style style:name="Tabella1.B" style:family="table-column">
      <style:table-column-properties style:column-width="13.709cm" style:rel-column-width="32434*"/>
    </style:style>
    <style:style style:name="Tabella1.1" style:family="table-row">
      <style:table-row-properties style:min-row-height="19.092cm"/>
    </style:style>
    <style:style style:name="Tabel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B1" style:family="table-cell">
      <style:table-cell-properties fo:padding="0.097cm" fo:border-left="none" fo:border-right="0.5pt solid #000000" fo:border-top="0.5pt solid #000000" fo:border-bottom="0.5pt solid #000000"/>
    </style:style>
    <style:style style:name="Tabella2" style:family="table">
      <style:table-properties style:width="13.335cm" fo:margin-left="0.196cm" table:align="left"/>
    </style:style>
    <style:style style:name="Tabella2.A" style:family="table-column">
      <style:table-column-properties style:column-width="7.197cm"/>
    </style:style>
    <style:style style:name="Tabella2.B" style:family="table-column">
      <style:table-column-properties style:column-width="6.138cm"/>
    </style:style>
    <style:style style:name="Tabella2.1" style:family="table-row">
      <style:table-row-properties style:min-row-height="7.408cm"/>
    </style:style>
    <style:style style:name="Tabella2.A1" style:family="table-cell">
      <style:table-cell-properties fo:padding="0.097cm" fo:border="none"/>
    </style:style>
    <style:style style:name="Tabella3" style:family="table">
      <style:table-properties style:width="27.7cm" table:align="margins"/>
    </style:style>
    <style:style style:name="Tabella3.A" style:family="table-column">
      <style:table-column-properties style:column-width="13.991cm" style:rel-column-width="33101*"/>
    </style:style>
    <style:style style:name="Tabella3.B" style:family="table-column">
      <style:table-column-properties style:column-width="13.709cm" style:rel-column-width="32434*"/>
    </style:style>
    <style:style style:name="Tabella3.1" style:family="table-row">
      <style:table-row-properties style:min-row-height="9.601cm"/>
    </style:style>
    <style:style style:name="Tabella3.A1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ella3.B1" style:family="table-cell">
      <style:table-cell-properties fo:padding="0.097cm" fo:border-left="none" fo:border-right="0.5pt solid #000000" fo:border-top="0.5pt solid #000000" fo:border-bottom="0.5pt solid #000000"/>
    </style:style>
    <style:style style:name="Tabella4" style:family="table">
      <style:table-properties style:width="13.907cm" fo:margin-left="0cm" table:align="left"/>
    </style:style>
    <style:style style:name="Tabella4.A" style:family="table-column">
      <style:table-column-properties style:column-width="9.689cm"/>
    </style:style>
    <style:style style:name="Tabella4.B" style:family="table-column">
      <style:table-column-properties style:column-width="4.217cm"/>
    </style:style>
    <style:style style:name="Tabella4.A1" style:family="table-cell">
      <style:table-cell-properties style:vertical-align=""/>
    </style:style>
    <style:style style:name="Tabella5" style:family="table">
      <style:table-properties style:width="13.665cm" fo:margin-left="0cm" table:align="left"/>
    </style:style>
    <style:style style:name="Tabella5.A" style:family="table-column">
      <style:table-column-properties style:column-width="6.502cm"/>
    </style:style>
    <style:style style:name="Tabella5.B" style:family="table-column">
      <style:table-column-properties style:column-width="7.163cm"/>
    </style:style>
    <style:style style:name="Tabella5.1" style:family="table-row">
      <style:table-row-properties style:min-row-height="6.491cm"/>
    </style:style>
    <style:style style:name="Tabella6" style:family="table">
      <style:table-properties style:width="13.665cm" fo:margin-left="0cm" table:align="left"/>
    </style:style>
    <style:style style:name="Tabella6.A" style:family="table-column">
      <style:table-column-properties style:column-width="7.197cm"/>
    </style:style>
    <style:style style:name="Tabella6.B" style:family="table-column">
      <style:table-column-properties style:column-width="2.607cm"/>
    </style:style>
    <style:style style:name="Tabella6.C" style:family="table-column">
      <style:table-column-properties style:column-width="1.796cm"/>
    </style:style>
    <style:style style:name="Tabella6.D" style:family="table-column">
      <style:table-column-properties style:column-width="2.066cm"/>
    </style:style>
    <style:style style:name="Tabella6.1" style:family="table-row">
      <style:table-row-properties style:min-row-height="2.304cm"/>
    </style:style>
    <style:style style:name="Tabella6.A1" style:family="table-cell">
      <style:table-cell-properties fo:padding="0.097cm" fo:border="none"/>
    </style:style>
    <style:style style:name="Tabella7" style:family="table">
      <style:table-properties style:width="13.517cm" table:align="margins"/>
    </style:style>
    <style:style style:name="Tabella7.A" style:family="table-column">
      <style:table-column-properties style:column-width="4.505cm" style:rel-column-width="21845*"/>
    </style:style>
    <style:style style:name="Tabella7.A1" style:family="table-cell">
      <style:table-cell-properties fo:padding="0.097cm" fo:border="none"/>
    </style:style>
    <style:style style:name="Tabella8" style:family="table">
      <style:table-properties style:width="13.665cm" fo:margin-left="0cm" table:align="left"/>
    </style:style>
    <style:style style:name="Tabella8.A" style:family="table-column">
      <style:table-column-properties style:column-width="4.505cm"/>
    </style:style>
    <style:style style:name="Tabella8.B" style:family="table-column">
      <style:table-column-properties style:column-width="4.588cm"/>
    </style:style>
    <style:style style:name="Tabella8.C" style:family="table-column">
      <style:table-column-properties style:column-width="4.572cm"/>
    </style:style>
    <style:style style:name="Tabella8.A1" style:family="table-cell">
      <style:table-cell-properties fo:padding="0.097cm" fo:border="none"/>
    </style:style>
    <style:style style:name="P1" style:family="paragraph" style:parent-style-name="Table_20_Contents">
      <style:text-properties style:text-position="0% 100%" fo:font-size="10pt" officeooo:rsid="003509b7" officeooo:paragraph-rsid="003509b7" style:font-size-asian="8.75pt" style:font-size-complex="10pt"/>
    </style:style>
    <style:style style:name="P2" style:family="paragraph" style:parent-style-name="Table_20_Contents">
      <style:text-properties style:text-position="0% 100%" fo:font-size="10pt" officeooo:rsid="00357934" officeooo:paragraph-rsid="003509b7" style:font-size-asian="8.75pt" style:font-size-complex="10pt"/>
    </style:style>
    <style:style style:name="P3" style:family="paragraph" style:parent-style-name="Table_20_Contents">
      <style:text-properties style:text-position="0% 100%" fo:font-size="10pt" officeooo:rsid="00357934" officeooo:paragraph-rsid="00357934" style:font-size-asian="8.75pt" style:font-size-complex="10pt"/>
    </style:style>
    <style:style style:name="P4" style:family="paragraph" style:parent-style-name="Table_20_Contents">
      <style:text-properties fo:font-size="10pt" officeooo:rsid="000cf61d" officeooo:paragraph-rsid="003bc75f" style:font-size-asian="8.75pt" style:font-size-complex="10pt"/>
    </style:style>
    <style:style style:name="P5" style:family="paragraph" style:parent-style-name="Table_20_Contents">
      <style:text-properties fo:font-size="10pt" officeooo:paragraph-rsid="007e075c" style:font-size-asian="10pt" style:font-size-complex="10pt"/>
    </style:style>
    <style:style style:name="P6" style:family="paragraph" style:parent-style-name="Table_20_Contents">
      <style:text-properties style:text-position="0% 100%" fo:font-size="10pt" officeooo:rsid="0051e678" officeooo:paragraph-rsid="0051e678" style:font-size-asian="10pt" style:font-size-complex="10pt"/>
    </style:style>
    <style:style style:name="P7" style:family="paragraph" style:parent-style-name="Table_20_Contents">
      <style:text-properties style:text-position="0% 100%" fo:font-size="10pt" officeooo:rsid="0054309c" officeooo:paragraph-rsid="0054309c" style:font-size-asian="8.75pt" style:font-size-complex="10pt"/>
    </style:style>
    <style:style style:name="P8" style:family="paragraph" style:parent-style-name="Table_20_Contents">
      <style:text-properties fo:font-size="10pt" officeooo:rsid="007e7d9f" officeooo:paragraph-rsid="007f68d5" style:font-size-asian="10pt" style:font-size-complex="10pt" loext:padding="0cm" loext:border="none"/>
    </style:style>
    <style:style style:name="P9" style:family="paragraph" style:parent-style-name="Table_20_Contents">
      <style:text-properties fo:font-size="10pt" style:font-size-asian="10pt" style:font-size-complex="10pt"/>
    </style:style>
    <style:style style:name="P10" style:family="paragraph" style:parent-style-name="Table_20_Contents">
      <style:text-properties style:text-position="0% 100%" fo:font-size="8pt" officeooo:rsid="000a873c" officeooo:paragraph-rsid="0039b38a" style:font-size-asian="8pt" style:font-size-complex="8pt"/>
    </style:style>
    <style:style style:name="P11" style:family="paragraph" style:parent-style-name="Table_20_Contents">
      <style:text-properties style:text-position="0% 100%" fo:font-size="10pt" fo:font-weight="bold" officeooo:rsid="003bc75f" officeooo:paragraph-rsid="003bc75f" style:font-size-asian="8.75pt" style:font-weight-asian="bold" style:font-size-complex="10pt" style:font-weight-complex="bold"/>
    </style:style>
    <style:style style:name="P12" style:family="paragraph" style:parent-style-name="Table_20_Contents">
      <style:text-properties style:text-position="0% 100%" fo:font-size="10pt" fo:font-weight="bold" officeooo:rsid="007e075c" officeooo:paragraph-rsid="007e075c" style:font-size-asian="8.75pt" style:font-weight-asian="bold" style:font-size-complex="10pt" style:font-weight-complex="bold"/>
    </style:style>
    <style:style style:name="P13" style:family="paragraph" style:parent-style-name="Table_20_Contents">
      <style:paragraph-properties fo:line-height="100%"/>
      <style:text-properties officeooo:paragraph-rsid="00581315"/>
    </style:style>
    <style:style style:name="P14" style:family="paragraph" style:parent-style-name="Table_20_Contents">
      <style:paragraph-properties fo:line-height="100%"/>
      <style:text-properties style:font-name="Linux Biolinum G" fo:font-size="18pt" fo:font-weight="bold" officeooo:paragraph-rsid="00581315" style:font-size-asian="18pt" style:font-weight-asian="bold" style:font-size-complex="18pt" style:font-weight-complex="bold"/>
    </style:style>
    <style:style style:name="P15" style:family="paragraph" style:parent-style-name="Table_20_Contents">
      <style:text-properties style:font-name="Liberation Serif1" fo:font-size="10pt" fo:font-weight="normal" officeooo:rsid="003bc75f" officeooo:paragraph-rsid="00581315" style:font-size-asian="8.75pt" style:font-weight-asian="normal" style:font-size-complex="10pt" style:font-weight-complex="normal"/>
    </style:style>
    <style:style style:name="P16" style:family="paragraph" style:parent-style-name="Table_20_Contents">
      <style:text-properties style:font-name="Liberation Serif1" fo:font-size="10pt" fo:font-weight="normal" officeooo:paragraph-rsid="003509b7" style:font-size-asian="8.75pt" style:font-weight-asian="normal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font-size="10pt" officeooo:rsid="001b899d" officeooo:paragraph-rsid="003509b7" style:font-size-asian="8.75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fo:font-size="6pt" officeooo:rsid="001b899d" officeooo:paragraph-rsid="003509b7" style:font-size-asian="5.25pt" style:font-size-complex="6pt"/>
    </style:style>
    <style:style style:name="P19" style:family="paragraph" style:parent-style-name="Table_20_Contents">
      <style:paragraph-properties fo:text-align="start" style:justify-single-word="false"/>
      <style:text-properties fo:font-size="10pt" officeooo:rsid="001b899d" officeooo:paragraph-rsid="0054309c" style:font-size-asian="8.75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fo:font-size="10pt" officeooo:rsid="001bd869" officeooo:paragraph-rsid="0068e446" style:font-size-asian="8.75pt" style:font-size-complex="10pt"/>
    </style:style>
    <style:style style:name="P21" style:family="paragraph" style:parent-style-name="Table_20_Contents">
      <style:text-properties style:font-name="Liberation Serif1" fo:font-size="10pt" style:font-size-asian="8.75pt" style:font-size-complex="10pt"/>
    </style:style>
    <style:style style:name="P22" style:family="paragraph" style:parent-style-name="Table_20_Contents">
      <style:text-properties style:font-name="Liberation Serif1" fo:font-size="10pt" fo:font-weight="bold" officeooo:rsid="008b8625" officeooo:paragraph-rsid="008b8625" style:font-size-asian="8.75pt" style:font-weight-asian="bold" style:font-size-complex="10pt" style:font-weight-complex="bold"/>
    </style:style>
    <style:style style:name="P23" style:family="paragraph" style:parent-style-name="Table_20_Contents">
      <style:text-properties style:font-name="Liberation Serif1" fo:font-size="6pt" fo:font-weight="bold" officeooo:rsid="003bc75f" officeooo:paragraph-rsid="003bc75f" style:font-size-asian="5.25pt" style:font-weight-asian="bold" style:font-size-complex="6pt" style:font-weight-complex="bold"/>
    </style:style>
    <style:style style:name="P24" style:family="paragraph" style:parent-style-name="Table_20_Contents">
      <style:text-properties style:font-name="Liberation Serif1" fo:font-size="10pt" fo:font-weight="bold" officeooo:rsid="007adb5d" officeooo:paragraph-rsid="007adb5d" style:font-size-asian="8.75pt" style:font-weight-asian="bold" style:font-size-complex="10pt" style:font-weight-complex="bold"/>
    </style:style>
    <style:style style:name="P25" style:family="paragraph" style:parent-style-name="Table_20_Contents">
      <style:text-properties style:font-name="Liberation Serif1" fo:font-size="6pt" fo:font-weight="bold" officeooo:rsid="005e83cd" officeooo:paragraph-rsid="005e83cd" style:font-size-asian="5.25pt" style:font-weight-asian="bold" style:font-size-complex="6pt" style:font-weight-complex="bold"/>
    </style:style>
    <style:style style:name="P26" style:family="paragraph" style:parent-style-name="Table_20_Contents">
      <style:text-properties style:font-name="Liberation Serif1" fo:font-size="6pt" fo:font-weight="bold" officeooo:rsid="003635b5" officeooo:paragraph-rsid="003635b5" style:font-size-asian="5.25pt" style:font-weight-asian="bold" style:font-size-complex="6pt" style:font-weight-complex="bold"/>
    </style:style>
    <style:style style:name="P27" style:family="paragraph" style:parent-style-name="Table_20_Contents">
      <style:text-properties style:font-name="Liberation Serif1" fo:font-size="10pt" fo:font-weight="bold" officeooo:rsid="007adb5d" officeooo:paragraph-rsid="0072e450" style:font-size-asian="8.75pt" style:font-weight-asian="bold" style:font-size-complex="10pt" style:font-weight-complex="bold"/>
    </style:style>
    <style:style style:name="P28" style:family="paragraph" style:parent-style-name="Table_20_Contents">
      <style:text-properties style:font-name="Liberation Serif1" fo:font-size="10pt" fo:font-weight="bold" officeooo:rsid="004870df" officeooo:paragraph-rsid="004870df" style:font-size-asian="8.75pt" style:font-weight-asian="bold" style:font-size-complex="10pt" style:font-weight-complex="bold"/>
    </style:style>
    <style:style style:name="P29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Liberation Serif1" fo:font-size="10pt" fo:font-weight="bold" officeooo:rsid="003635b5" officeooo:paragraph-rsid="008b8625" fo:background-color="transparent" style:font-size-asian="8.75pt" style:font-weight-asian="bold" style:font-size-complex="10pt" style:font-weight-complex="bold"/>
    </style:style>
    <style:style style:name="P30" style:family="paragraph" style:parent-style-name="Table_20_Contents">
      <style:text-properties officeooo:paragraph-rsid="008b8625"/>
    </style:style>
    <style:style style:name="P31" style:family="paragraph" style:parent-style-name="Table_20_Contents">
      <style:paragraph-properties fo:text-align="start" style:justify-single-word="false"/>
      <style:text-properties fo:font-size="10pt" officeooo:rsid="001bd869" officeooo:paragraph-rsid="003bc75f" style:font-size-asian="8.75pt" style:font-size-complex="10pt"/>
    </style:style>
    <style:style style:name="P32" style:family="paragraph" style:parent-style-name="Table_20_Contents">
      <style:paragraph-properties fo:text-align="start" style:justify-single-word="false"/>
      <style:text-properties officeooo:paragraph-rsid="008b8625"/>
    </style:style>
    <style:style style:name="P33" style:family="paragraph" style:parent-style-name="Table_20_Contents">
      <style:paragraph-properties fo:text-align="start" style:justify-single-word="false"/>
      <style:text-properties fo:font-size="10pt" officeooo:rsid="001bd869" officeooo:paragraph-rsid="00581315" style:font-size-asian="8.75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font-name="Liberation Serif1" fo:font-size="10pt" fo:font-weight="normal" officeooo:rsid="001bd869" officeooo:paragraph-rsid="003bc75f" style:font-size-asian="8.75pt" style:font-weight-asian="normal" style:font-size-complex="10pt" style:font-weight-complex="normal"/>
    </style:style>
    <style:style style:name="P35" style:family="paragraph" style:parent-style-name="Table_20_Contents">
      <style:text-properties style:font-name="Liberation Serif1" fo:font-size="10pt" fo:font-weight="normal" style:font-size-asian="8.75pt" style:font-weight-asian="normal" style:font-size-complex="10pt" style:font-weight-complex="normal"/>
    </style:style>
    <style:style style:name="P36" style:family="paragraph" style:parent-style-name="Table_20_Contents">
      <style:text-properties style:font-name="Liberation Serif1" fo:font-size="10pt" fo:font-weight="normal" officeooo:paragraph-rsid="0040364f" style:font-size-asian="8.75pt" style:font-weight-asian="normal" style:font-size-complex="10pt" style:font-weight-complex="normal"/>
    </style:style>
    <style:style style:name="P37" style:family="paragraph" style:parent-style-name="Table_20_Contents">
      <style:text-properties officeooo:paragraph-rsid="003bc75f"/>
    </style:style>
    <style:style style:name="P38" style:family="paragraph" style:parent-style-name="Table_20_Contents">
      <style:text-properties style:font-name="Liberation Serif1" fo:font-size="10pt" fo:font-weight="normal" officeooo:rsid="003bc75f" style:font-size-asian="8.75pt" style:font-weight-asian="normal" style:font-size-complex="10pt" style:font-weight-complex="normal"/>
    </style:style>
    <style:style style:name="P39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 fo:background-color="transparent"/>
      <style:text-properties fo:font-size="7pt" fo:font-weight="bold" officeooo:rsid="00687f71" officeooo:paragraph-rsid="007637ce" style:font-size-asian="7pt" style:font-weight-asian="bold" style:font-size-complex="7pt" style:font-weight-complex="bold"/>
    </style:style>
    <style:style style:name="P40" style:family="paragraph" style:parent-style-name="Text_20_body">
      <loext:graphic-properties draw:fill="none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/>
      <style:text-properties fo:font-size="7pt" fo:font-weight="bold" officeooo:rsid="00687f71" officeooo:paragraph-rsid="007637ce" style:font-size-asian="7pt" style:font-weight-asian="bold" style:font-size-complex="7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size="6pt" officeooo:rsid="00074357" officeooo:paragraph-rsid="00668fe4" style:font-size-asian="5.25pt" style:font-size-complex="6pt"/>
    </style:style>
    <style:style style:name="P42" style:family="paragraph" style:parent-style-name="Table_20_Contents">
      <style:paragraph-properties fo:text-align="start" style:justify-single-word="false"/>
      <style:text-properties fo:font-size="8pt" officeooo:rsid="0008d4ca" officeooo:paragraph-rsid="00668fe4" style:font-size-asian="8pt" style:font-size-complex="8pt"/>
    </style:style>
    <style:style style:name="P43" style:family="paragraph" style:parent-style-name="Table_20_Contents">
      <style:paragraph-properties fo:line-height="100%" fo:text-align="start" style:justify-single-word="false"/>
      <style:text-properties fo:font-size="8pt" officeooo:rsid="00440b42" officeooo:paragraph-rsid="00668fe4" style:font-size-asian="8pt" style:font-size-complex="8pt"/>
    </style:style>
    <style:style style:name="P44" style:family="paragraph" style:parent-style-name="Table_20_Contents">
      <style:paragraph-properties fo:text-align="start" style:justify-single-word="false"/>
      <style:text-properties style:text-position="0% 100%" fo:font-size="8pt" officeooo:rsid="000a873c" officeooo:paragraph-rsid="00668fe4" style:font-size-asian="8pt" style:font-size-complex="8pt"/>
    </style:style>
    <style:style style:name="P45" style:family="paragraph" style:parent-style-name="Table_20_Contents">
      <style:paragraph-properties fo:text-align="start" style:justify-single-word="false"/>
      <style:text-properties fo:font-size="8pt" officeooo:rsid="000a873c" officeooo:paragraph-rsid="00668fe4" style:font-size-asian="8pt" style:font-size-complex="8pt"/>
    </style:style>
    <style:style style:name="P46" style:family="paragraph" style:parent-style-name="Table_20_Contents">
      <style:paragraph-properties fo:text-align="start" style:justify-single-word="false"/>
      <style:text-properties fo:font-size="8pt" officeooo:paragraph-rsid="00668fe4" style:font-size-asian="8pt" style:font-size-complex="8pt"/>
    </style:style>
    <style:style style:name="P47" style:family="paragraph" style:parent-style-name="Table_20_Contents">
      <style:paragraph-properties fo:margin-left="0cm" fo:margin-right="0cm" fo:text-indent="0cm" style:auto-text-indent="false"/>
      <style:text-properties fo:font-size="8pt" officeooo:paragraph-rsid="008c7398" style:font-size-asian="8pt" style:font-size-complex="8pt"/>
    </style:style>
    <style:style style:name="P48" style:family="paragraph" style:parent-style-name="Standard">
      <style:text-properties fo:font-size="8pt" style:font-size-asian="8pt" style:font-size-complex="8pt"/>
    </style:style>
    <style:style style:name="P49" style:family="paragraph" style:parent-style-name="Standard">
      <style:text-properties fo:color="#000000" loext:opacity="100%" fo:font-size="8pt" style:font-size-asian="8pt" style:font-size-complex="8pt"/>
    </style:style>
    <style:style style:name="P50" style:family="paragraph" style:parent-style-name="Table_20_Contents">
      <style:paragraph-properties fo:margin-left="0cm" fo:margin-right="0cm" fo:text-indent="0cm" style:auto-text-indent="false"/>
      <style:text-properties fo:color="#000000" loext:opacity="100%" fo:font-size="8pt" style:font-size-asian="8pt" style:font-size-complex="8pt"/>
    </style:style>
    <style:style style:name="P51" style:family="paragraph" style:parent-style-name="Table_20_Contents">
      <style:paragraph-properties fo:margin-left="0cm" fo:margin-right="0cm" fo:text-indent="0cm" style:auto-text-indent="false"/>
      <style:text-properties fo:font-size="8pt" style:font-size-asian="8pt" style:font-size-complex="8pt"/>
    </style:style>
    <style:style style:name="P52" style:family="paragraph" style:parent-style-name="Table_20_Contents">
      <style:paragraph-properties fo:margin-left="0cm" fo:margin-right="0cm" fo:text-indent="0cm" style:auto-text-indent="false"/>
      <style:text-properties fo:font-size="8pt" officeooo:rsid="00973a9e" officeooo:paragraph-rsid="00973a9e" style:font-size-asian="8pt" style:font-size-complex="8pt"/>
    </style:style>
    <style:style style:name="P53" style:family="paragraph" style:parent-style-name="Table_20_Contents">
      <style:paragraph-properties fo:text-align="start" style:justify-single-word="false"/>
      <style:text-properties officeooo:rsid="00074357" officeooo:paragraph-rsid="00668fe4"/>
    </style:style>
    <style:style style:name="P54" style:family="paragraph" style:parent-style-name="Table_20_Contents">
      <style:paragraph-properties fo:text-align="center" style:justify-single-word="false"/>
      <style:text-properties fo:font-size="6pt" officeooo:rsid="00074357" officeooo:paragraph-rsid="00668fe4" style:font-size-asian="6pt" style:font-size-complex="6pt"/>
    </style:style>
    <style:style style:name="P55" style:family="paragraph" style:parent-style-name="Table_20_Contents">
      <style:paragraph-properties fo:text-align="start" style:justify-single-word="false"/>
      <style:text-properties style:text-position="0% 100%" style:font-name="Liberation Serif1" fo:font-size="8pt" officeooo:rsid="000a873c" officeooo:paragraph-rsid="00668fe4" style:font-size-asian="8pt" style:font-size-complex="8pt"/>
    </style:style>
    <style:style style:name="P56" style:family="paragraph" style:parent-style-name="Table_20_Contents">
      <style:paragraph-properties fo:text-align="start" style:justify-single-word="false"/>
      <style:text-properties style:font-name="Liberation Serif1" fo:font-size="8pt" officeooo:rsid="000aeb6e" officeooo:paragraph-rsid="00668fe4" style:font-size-asian="8pt" style:font-size-complex="8pt"/>
    </style:style>
    <style:style style:name="P57" style:family="paragraph" style:parent-style-name="Table_20_Contents">
      <style:paragraph-properties fo:text-align="start" style:justify-single-word="false"/>
      <style:text-properties style:text-position="0% 100%" style:font-name="Liberation Serif1" fo:font-size="8pt" officeooo:rsid="000aeb6e" officeooo:paragraph-rsid="00668fe4" style:font-size-asian="8pt" style:font-size-complex="8pt"/>
    </style:style>
    <style:style style:name="P58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1cdf21" officeooo:paragraph-rsid="00668fe4" style:font-size-asian="8pt" style:font-size-complex="8pt"/>
    </style:style>
    <style:style style:name="P59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0f6823" officeooo:paragraph-rsid="00668fe4" style:font-size-asian="8pt" style:font-size-complex="8pt"/>
    </style:style>
    <style:style style:name="P60" style:family="paragraph" style:parent-style-name="Table_20_Contents">
      <style:paragraph-properties fo:line-height="100%" fo:text-align="start" style:justify-single-word="false"/>
      <style:text-properties fo:font-size="8pt" officeooo:rsid="00987dda" officeooo:paragraph-rsid="00987dda" style:font-size-asian="8pt" style:font-size-complex="8pt"/>
    </style:style>
    <style:style style:name="P61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957f99" officeooo:paragraph-rsid="00957f99" style:font-size-asian="8pt" style:font-size-complex="8pt"/>
    </style:style>
    <style:style style:name="P62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987dda" officeooo:paragraph-rsid="00987dda" style:font-size-asian="8pt" style:font-size-complex="8pt"/>
    </style:style>
    <style:style style:name="P63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loext:opacity="100%" style:font-name="Liberation Serif1" fo:font-size="8pt" fo:letter-spacing="normal" fo:font-style="normal" fo:font-weight="normal" officeooo:rsid="008cf68e" officeooo:paragraph-rsid="008cf68e" style:font-size-asian="8pt" style:font-size-complex="8pt"/>
    </style:style>
    <style:style style:name="P64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6f6fb4" officeooo:paragraph-rsid="008cf68e" style:font-size-asian="8pt" style:font-size-complex="8pt"/>
    </style:style>
    <style:style style:name="P65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1c3998" officeooo:paragraph-rsid="00668fe4" style:font-size-asian="8pt" style:font-size-complex="8pt"/>
    </style:style>
    <style:style style:name="P66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loext:opacity="100%" style:font-name="Liberation Serif1" fo:font-size="8pt" fo:letter-spacing="normal" fo:font-style="normal" officeooo:rsid="008cf68e" officeooo:paragraph-rsid="008cf68e" style:font-size-asian="8pt" style:font-size-complex="8pt"/>
    </style:style>
    <style:style style:name="P67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2cf859" officeooo:paragraph-rsid="00668fe4" style:font-size-asian="8pt" style:font-size-complex="8pt"/>
    </style:style>
    <style:style style:name="P68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79bb34" officeooo:paragraph-rsid="0079bb34" style:font-size-asian="8pt" style:font-size-complex="8pt"/>
    </style:style>
    <style:style style:name="P69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8cf68e" officeooo:paragraph-rsid="008cf68e" style:font-size-asian="8pt" style:font-size-complex="8pt"/>
    </style:style>
    <style:style style:name="P70" style:family="paragraph" style:parent-style-name="Table_20_Contents">
      <style:paragraph-properties fo:line-height="100%" fo:text-align="start" style:justify-single-word="false"/>
      <style:text-properties officeooo:paragraph-rsid="00668fe4"/>
    </style:style>
    <style:style style:name="P71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673e8c" officeooo:paragraph-rsid="00673e8c" style:font-size-asian="8pt" style:font-size-complex="8pt"/>
    </style:style>
    <style:style style:name="P72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668fe4" officeooo:paragraph-rsid="00668fe4" style:font-size-asian="8pt" style:font-size-complex="8pt"/>
    </style:style>
    <style:style style:name="P73" style:family="paragraph" style:parent-style-name="Standard">
      <style:paragraph-properties fo:line-height="100%" fo:text-align="start" style:justify-single-word="false"/>
      <style:text-properties officeooo:rsid="008cf68e" officeooo:paragraph-rsid="008cf68e"/>
    </style:style>
    <style:style style:name="P74" style:family="paragraph" style:parent-style-name="Table_20_Contents">
      <style:paragraph-properties fo:text-align="center" style:justify-single-word="false"/>
      <style:text-properties fo:font-size="8pt" officeooo:rsid="000b2db7" officeooo:paragraph-rsid="00668fe4" style:font-size-asian="8pt" style:font-size-complex="8pt"/>
    </style:style>
    <style:style style:name="P75" style:family="paragraph" style:parent-style-name="Table_20_Contents">
      <style:paragraph-properties fo:text-align="center" style:justify-single-word="false"/>
      <style:text-properties fo:font-size="8pt" officeooo:paragraph-rsid="00668fe4" style:font-size-asian="8pt" style:font-size-complex="8pt"/>
    </style:style>
    <style:style style:name="P76" style:family="paragraph" style:parent-style-name="Table_20_Contents">
      <style:paragraph-properties fo:text-align="center" style:justify-single-word="false"/>
      <style:text-properties style:text-position="0% 100%" fo:font-size="8pt" officeooo:rsid="000b2db7" officeooo:paragraph-rsid="00668fe4" style:font-size-asian="8pt" style:font-size-complex="8pt"/>
    </style:style>
    <style:style style:name="P77" style:family="paragraph" style:parent-style-name="Table_20_Contents">
      <style:paragraph-properties fo:text-align="center" style:justify-single-word="false"/>
      <style:text-properties officeooo:rsid="008ee9eb" officeooo:paragraph-rsid="008ee9eb"/>
    </style:style>
    <style:style style:name="P78" style:family="paragraph" style:parent-style-name="Table_20_Contents">
      <style:paragraph-properties fo:text-align="center" style:justify-single-word="false"/>
      <style:text-properties fo:font-size="8pt" officeooo:rsid="008ee9eb" officeooo:paragraph-rsid="008ee9eb" style:font-size-asian="8pt" style:font-size-complex="8pt"/>
    </style:style>
    <style:style style:name="P79" style:family="paragraph" style:parent-style-name="Table_20_Contents">
      <style:paragraph-properties fo:line-height="150%" fo:text-align="start" style:justify-single-word="false"/>
      <style:text-properties officeooo:paragraph-rsid="00668fe4"/>
    </style:style>
    <style:style style:name="P80" style:family="paragraph" style:parent-style-name="Table_20_Contents">
      <style:text-properties fo:font-size="8pt" officeooo:rsid="000cf61d" officeooo:paragraph-rsid="00668fe4" style:font-size-asian="8pt" style:font-size-complex="8pt"/>
    </style:style>
    <style:style style:name="P81" style:family="paragraph" style:parent-style-name="Table_20_Contents">
      <style:text-properties fo:font-size="8pt" officeooo:rsid="000dbb3d" officeooo:paragraph-rsid="00668fe4" style:font-size-asian="8pt" style:font-size-complex="8pt"/>
    </style:style>
    <style:style style:name="P82" style:family="paragraph" style:parent-style-name="Table_20_Contents">
      <style:paragraph-properties fo:text-align="center" style:justify-single-word="false"/>
      <style:text-properties fo:font-size="8pt" officeooo:rsid="000cf61d" officeooo:paragraph-rsid="00668fe4" style:font-size-asian="8pt" style:font-size-complex="8pt"/>
    </style:style>
    <style:style style:name="P83" style:family="paragraph" style:parent-style-name="Table_20_Contents">
      <style:paragraph-properties fo:text-align="center" style:justify-single-word="false"/>
      <style:text-properties style:text-position="0% 100%" fo:font-size="8pt" officeooo:rsid="009187f2" officeooo:paragraph-rsid="009187f2" style:font-size-asian="8pt" style:font-size-complex="8pt"/>
    </style:style>
    <style:style style:name="P84" style:family="paragraph" style:parent-style-name="Table_20_Contents">
      <style:paragraph-properties fo:text-align="center" style:justify-single-word="false"/>
      <style:text-properties fo:font-size="8pt" officeooo:rsid="009187f2" officeooo:paragraph-rsid="009187f2" style:font-size-asian="8pt" style:font-size-complex="8pt"/>
    </style:style>
    <style:style style:name="P85" style:family="paragraph" style:parent-style-name="Table_20_Contents">
      <style:paragraph-properties fo:line-height="100%" fo:text-align="start" style:justify-single-word="false"/>
      <style:text-properties style:text-position="0% 100%" fo:font-size="6pt" officeooo:rsid="000cf61d" officeooo:paragraph-rsid="00668fe4" style:font-size-asian="5.25pt" style:font-size-complex="6pt"/>
    </style:style>
    <style:style style:name="P86" style:family="paragraph" style:parent-style-name="Table_20_Contents">
      <style:paragraph-properties fo:line-height="115%" fo:text-align="start" style:justify-single-word="false"/>
      <style:text-properties style:text-position="0% 100%" fo:font-size="8pt" officeooo:rsid="000cf61d" officeooo:paragraph-rsid="00668fe4" style:font-size-asian="8pt" style:font-size-complex="8pt"/>
    </style:style>
    <style:style style:name="P87" style:family="paragraph" style:parent-style-name="Text_20_body">
      <style:paragraph-properties fo:margin-top="0cm" fo:margin-bottom="0cm" style:contextual-spacing="false"/>
      <style:text-properties style:font-name="Liberation Serif1" fo:font-size="8pt" fo:font-weight="normal" officeooo:rsid="0047fd6f" officeooo:paragraph-rsid="00668fe4" style:font-size-asian="8pt" style:font-weight-asian="normal" style:font-size-complex="8pt" style:font-weight-complex="normal"/>
    </style:style>
    <style:style style:name="P88" style:family="paragraph" style:parent-style-name="Table_20_Contents">
      <style:paragraph-properties fo:text-align="start" style:justify-single-word="false"/>
      <style:text-properties style:font-name="Liberation Serif1" fo:font-size="8pt" fo:font-weight="normal" officeooo:rsid="0047fd6f" officeooo:paragraph-rsid="00668fe4" style:font-size-asian="8pt" style:font-weight-asian="normal" style:font-size-complex="8pt" style:font-weight-complex="normal"/>
    </style:style>
    <style:style style:name="P89" style:family="paragraph" style:parent-style-name="Table_20_Contents">
      <style:paragraph-properties fo:text-align="start" style:justify-single-word="false"/>
      <style:text-properties style:font-name="Liberation Serif1" fo:font-size="8pt" officeooo:rsid="000dbb3d" officeooo:paragraph-rsid="00668fe4" style:font-size-asian="8pt" style:font-size-complex="8pt"/>
    </style:style>
    <style:style style:name="P90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style:font-name="Liberation Serif1" fo:font-size="8pt" fo:font-weight="normal" officeooo:rsid="0047fd6f" officeooo:paragraph-rsid="00668fe4" style:font-size-asian="8pt" style:font-weight-asian="normal" style:font-size-complex="8pt" style:font-weight-complex="normal"/>
    </style:style>
    <style:style style:name="P91" style:family="paragraph" style:parent-style-name="Standard">
      <style:paragraph-properties fo:text-align="center" style:justify-single-word="false"/>
      <style:text-properties fo:font-size="8pt" officeooo:rsid="009187f2" officeooo:paragraph-rsid="009187f2" style:font-size-asian="8pt" style:font-size-complex="8pt"/>
    </style:style>
    <style:style style:name="P92" style:family="paragraph" style:parent-style-name="Standard">
      <style:paragraph-properties fo:text-align="center" style:justify-single-word="false"/>
      <style:text-properties fo:font-size="8pt" officeooo:rsid="00369424" officeooo:paragraph-rsid="0074837b" style:font-size-asian="8pt" style:font-size-complex="8pt"/>
    </style:style>
    <style:style style:name="P93" style:family="paragraph" style:parent-style-name="Standard">
      <style:paragraph-properties fo:text-align="center" style:justify-single-word="false"/>
      <style:text-properties fo:font-size="8pt" officeooo:rsid="00369424" officeooo:paragraph-rsid="007adb5d" style:font-size-asian="8pt" style:font-size-complex="8pt"/>
    </style:style>
    <style:style style:name="P94" style:family="paragraph" style:parent-style-name="Standard">
      <style:paragraph-properties fo:line-height="150%"/>
      <style:text-properties style:text-position="0% 100%" style:font-name="Liberation Serif" fo:font-size="8pt" officeooo:rsid="004b82ae" officeooo:paragraph-rsid="00668fe4" fo:background-color="transparent" style:font-size-asian="8pt" style:font-size-complex="8pt"/>
    </style:style>
    <style:style style:name="P95" style:family="paragraph" style:parent-style-name="Standard">
      <style:paragraph-properties fo:line-height="150%" fo:text-align="start" style:justify-single-word="false"/>
      <style:text-properties fo:font-size="8pt" officeooo:rsid="004b82ae" officeooo:paragraph-rsid="00668fe4" fo:background-color="transparent" style:font-size-asian="8pt" style:font-size-complex="8pt"/>
    </style:style>
    <style:style style:name="P9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6pt" officeooo:rsid="00199544" officeooo:paragraph-rsid="00668fe4" style:font-size-asian="5.25pt" style:font-size-complex="6pt"/>
    </style:style>
    <style:style style:name="T1" style:family="text">
      <style:text-properties style:text-position="0% 100%" officeooo:rsid="00357934"/>
    </style:style>
    <style:style style:name="T2" style:family="text">
      <style:text-properties style:text-position="0% 100%" officeooo:rsid="003bc75f"/>
    </style:style>
    <style:style style:name="T3" style:family="text">
      <style:text-properties style:text-position="0% 100%" officeooo:rsid="00395508"/>
    </style:style>
    <style:style style:name="T4" style:family="text">
      <style:text-properties style:text-position="0% 100%" officeooo:rsid="0039b38a"/>
    </style:style>
    <style:style style:name="T5" style:family="text">
      <style:text-properties style:text-position="0% 100%" fo:font-weight="normal" officeooo:rsid="007e075c" style:font-weight-asian="normal" style:font-weight-complex="normal"/>
    </style:style>
    <style:style style:name="T6" style:family="text">
      <style:text-properties style:text-position="0% 100%" fo:font-weight="normal" officeooo:rsid="003bc75f" style:font-size-asian="10pt" style:font-weight-asian="normal" style:font-weight-complex="normal"/>
    </style:style>
    <style:style style:name="T7" style:family="text">
      <style:text-properties style:text-position="0% 100%" fo:font-weight="normal" officeooo:rsid="00199544" style:font-size-asian="10pt" style:font-weight-asian="normal" style:font-weight-complex="normal"/>
    </style:style>
    <style:style style:name="T8" style:family="text">
      <style:text-properties officeooo:rsid="008b8625"/>
    </style:style>
    <style:style style:name="T9" style:family="text">
      <style:text-properties style:font-name="Linux Biolinum G"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variant="normal" fo:text-transform="none" fo:color="#222222" loext:opacity="100%" style:font-name="Liberation Serif1" fo:font-size="13pt" fo:letter-spacing="normal" fo:font-style="normal" fo:font-weight="bold" officeooo:rsid="007637ce" style:font-size-asian="13pt" style:font-weight-asian="bold" style:font-size-complex="13pt" style:font-weight-complex="bold"/>
    </style:style>
    <style:style style:name="T11" style:family="text">
      <style:text-properties fo:font-variant="normal" fo:text-transform="none" fo:color="#222222" loext:opacity="100%" style:font-name="Liberation Serif1" fo:font-size="13pt" fo:letter-spacing="normal" fo:font-style="normal" fo:font-weight="bold" officeooo:rsid="0054309c" style:font-size-asian="13pt" style:font-weight-asian="bold" style:font-size-complex="13pt" style:font-weight-complex="bold"/>
    </style:style>
    <style:style style:name="T12" style:family="text">
      <style:text-properties fo:font-variant="normal" fo:text-transform="none" fo:color="#222222" loext:opacity="100%" style:font-name="Liberation Serif1" fo:font-size="13pt" fo:letter-spacing="normal" fo:font-style="normal" officeooo:rsid="0054309c" style:font-size-asian="13pt" style:font-size-complex="13pt"/>
    </style:style>
    <style:style style:name="T13" style:family="text">
      <style:text-properties fo:font-variant="normal" fo:text-transform="none" fo:color="#222222" loext:opacity="100%" style:font-name="Liberation Serif1" fo:font-size="10pt" fo:letter-spacing="normal" fo:font-style="normal" officeooo:rsid="00581315" style:font-size-asian="10pt" style:font-size-complex="10pt"/>
    </style:style>
    <style:style style:name="T14" style:family="text">
      <style:text-properties officeooo:rsid="001bd869"/>
    </style:style>
    <style:style style:name="T15" style:family="text">
      <style:text-properties officeooo:rsid="00687f71"/>
    </style:style>
    <style:style style:name="T16" style:family="text">
      <style:text-properties style:font-name="Liberation Serif1" fo:font-size="9pt" fo:font-weight="bold" style:font-size-asian="9pt" style:font-weight-asian="bold" style:font-size-complex="9pt" style:font-weight-complex="bold"/>
    </style:style>
    <style:style style:name="T17" style:family="text">
      <style:text-properties style:font-name="Liberation Serif1" fo:font-size="9pt" fo:font-weight="bold" officeooo:rsid="003bc75f" style:font-size-asian="9pt" style:font-weight-asian="bold" style:font-size-complex="9pt" style:font-weight-complex="bold"/>
    </style:style>
    <style:style style:name="T18" style:family="text">
      <style:text-properties style:font-name="Liberation Serif1" fo:font-size="10pt" fo:font-weight="bold" officeooo:rsid="003bc75f" style:font-size-asian="10pt" style:font-weight-asian="bold" style:font-size-complex="10pt" style:font-weight-complex="bold"/>
    </style:style>
    <style:style style:name="T19" style:family="text">
      <style:text-properties style:font-name="Liberation Serif1" fo:font-size="10pt" fo:font-weight="bold" officeooo:rsid="008b8625" style:font-size-asian="8.75pt" style:font-weight-asian="bold" style:font-size-complex="10pt" style:font-weight-complex="bold"/>
    </style:style>
    <style:style style:name="T20" style:family="text">
      <style:text-properties style:font-name="Liberation Serif1" fo:font-size="10pt" fo:font-weight="bold" officeooo:rsid="00392caa" style:font-size-asian="10pt" style:font-weight-asian="bold" style:font-size-complex="10pt" style:font-weight-complex="bold"/>
    </style:style>
    <style:style style:name="T21" style:family="text">
      <style:text-properties style:font-name="Liberation Serif1" fo:font-size="10pt" fo:font-weight="bold" officeooo:rsid="0058ae99" style:font-size-asian="10pt" style:font-weight-asian="bold" style:font-size-complex="10pt" style:font-weight-complex="bold"/>
    </style:style>
    <style:style style:name="T22" style:family="text">
      <style:text-properties fo:font-size="10pt" officeooo:rsid="001bd869" style:font-size-asian="8.75pt" style:font-size-complex="10pt"/>
    </style:style>
    <style:style style:name="T23" style:family="text">
      <style:text-properties fo:font-size="10pt" officeooo:rsid="003bc75f" style:font-size-asian="8.75pt" style:font-size-complex="10pt"/>
    </style:style>
    <style:style style:name="T24" style:family="text">
      <style:text-properties fo:font-variant="normal" fo:text-transform="none" fo:color="#000000" loext:opacity="100%" style:font-name="Liberation Serif1" fo:font-size="10pt" fo:letter-spacing="normal" fo:font-style="normal" fo:font-weight="bold" officeooo:rsid="003bc75f" style:font-size-asian="8.75pt" style:font-weight-asian="bold" style:font-size-complex="10pt" style:font-weight-complex="bold"/>
    </style:style>
    <style:style style:name="T25" style:family="text">
      <style:text-properties fo:font-variant="normal" fo:text-transform="none" fo:color="#000000" loext:opacity="100%" style:font-name="Liberation Serif1" fo:font-size="10pt" fo:letter-spacing="normal" fo:font-style="normal" fo:font-weight="bold" officeooo:rsid="0079bb34" style:font-size-asian="8.75pt" style:font-weight-asian="bold" style:font-size-complex="10pt" style:font-weight-complex="bold"/>
    </style:style>
    <style:style style:name="T26" style:family="text">
      <style:text-properties fo:font-variant="normal" fo:text-transform="none" fo:color="#000000" loext:opacity="100%" style:font-name="Liberation Serif1" fo:font-size="10pt" fo:letter-spacing="normal" fo:font-style="normal" fo:font-weight="bold" officeooo:rsid="005db4ac" style:font-size-asian="8.75pt" style:font-weight-asian="bold" style:font-size-complex="10pt" style:font-weight-complex="bold"/>
    </style:style>
    <style:style style:name="T27" style:family="text">
      <style:text-properties fo:font-variant="normal" fo:text-transform="none" fo:color="#000000" loext:opacity="100%" style:font-name="Liberation Serif1" fo:font-size="10pt" fo:letter-spacing="normal" fo:font-style="normal" fo:font-weight="bold" officeooo:rsid="003bc75f" style:font-size-asian="10pt" style:font-weight-asian="bold" style:font-size-complex="10pt" style:font-weight-complex="bold"/>
    </style:style>
    <style:style style:name="T28" style:family="text">
      <style:text-properties fo:font-weight="bold" officeooo:rsid="003bc75f" style:font-weight-asian="bold" style:font-weight-complex="bold"/>
    </style:style>
    <style:style style:name="T29" style:family="text">
      <style:text-properties fo:font-weight="bold" officeooo:rsid="008b8625" style:font-size-asian="10pt" style:font-weight-asian="bold" style:font-weight-complex="bold"/>
    </style:style>
    <style:style style:name="T30" style:family="text">
      <style:text-properties style:font-name="Liberation Serif1" fo:font-size="10pt" fo:font-weight="normal" style:font-size-asian="8.75pt" style:font-weight-asian="normal" style:font-size-complex="10pt" style:font-weight-complex="normal"/>
    </style:style>
    <style:style style:name="T31" style:family="text">
      <style:text-properties style:font-name="Liberation Serif1" fo:font-size="10pt" fo:font-weight="bold" officeooo:rsid="007adb5d" style:font-size-asian="8.75pt" style:font-weight-asian="bold" style:font-size-complex="10pt" style:font-weight-complex="bold"/>
    </style:style>
    <style:style style:name="T32" style:family="text">
      <style:text-properties style:font-name="Liberation Serif1" fo:font-size="10pt" fo:font-weight="bold" style:font-size-asian="8.75pt" style:font-weight-asian="bold" style:font-size-complex="10pt" style:font-weight-complex="bold"/>
    </style:style>
    <style:style style:name="T33" style:family="text">
      <style:text-properties style:font-name="Liberation Serif1" fo:font-size="10pt" fo:font-weight="normal" officeooo:rsid="003bc75f" style:font-size-asian="8.75pt" style:font-weight-asian="normal" style:font-size-complex="10pt" style:font-weight-complex="normal"/>
    </style:style>
    <style:style style:name="T34" style:family="text">
      <style:text-properties style:font-name="Liberation Serif1" fo:font-size="10pt" fo:font-weight="normal" officeooo:rsid="0054309c" style:font-size-asian="8.75pt" style:font-weight-asian="normal" style:font-size-complex="10pt" style:font-weight-complex="normal"/>
    </style:style>
    <style:style style:name="T35" style:family="text">
      <style:text-properties style:font-name="Liberation Serif1" officeooo:rsid="00354b42"/>
    </style:style>
    <style:style style:name="T36" style:family="text">
      <style:text-properties officeooo:rsid="002c4f73"/>
    </style:style>
    <style:style style:name="T37" style:family="text">
      <style:text-properties style:text-position="super 58%"/>
    </style:style>
    <style:style style:name="T38" style:family="text">
      <style:text-properties style:text-position="0% 100%" officeooo:rsid="000a873c"/>
    </style:style>
    <style:style style:name="T39" style:family="text">
      <style:text-properties style:text-position="0% 100%"/>
    </style:style>
    <style:style style:name="T40" style:family="text">
      <style:text-properties style:text-position="0% 100%" officeooo:rsid="002c4f73"/>
    </style:style>
    <style:style style:name="T41" style:family="text">
      <style:text-properties fo:color="#000000" loext:opacity="100%" fo:font-size="8pt" style:font-size-asian="8pt" style:font-size-complex="8pt"/>
    </style:style>
    <style:style style:name="T42" style:family="text">
      <style:text-properties fo:color="#000000" loext:opacity="100%"/>
    </style:style>
    <style:style style:name="T43" style:family="text">
      <style:text-properties officeooo:rsid="000aeb6e"/>
    </style:style>
    <style:style style:name="T44" style:family="text">
      <style:text-properties style:font-name="Liberation Serif1" fo:font-size="8pt" officeooo:rsid="007637ce" style:font-size-asian="8pt" style:font-size-complex="8pt"/>
    </style:style>
    <style:style style:name="T45" style:family="text">
      <style:text-properties style:font-name="Liberation Serif1" fo:font-size="8pt" style:font-size-asian="8pt" style:font-size-complex="8pt"/>
    </style:style>
    <style:style style:name="T46" style:family="text">
      <style:text-properties officeooo:rsid="00987dda"/>
    </style:style>
    <style:style style:name="T47" style:family="text">
      <style:text-properties fo:font-variant="normal" fo:text-transform="none" fo:color="#000000" loext:opacity="100%" fo:letter-spacing="normal" fo:font-style="normal" fo:font-weight="normal" officeooo:rsid="008cf68e"/>
    </style:style>
    <style:style style:name="T48" style:family="text">
      <style:text-properties fo:font-variant="normal" fo:text-transform="none" fo:color="#000000" loext:opacity="100%" fo:letter-spacing="normal" fo:font-style="normal" fo:font-weight="normal"/>
    </style:style>
    <style:style style:name="T49" style:family="text">
      <style:text-properties officeooo:rsid="00995fea"/>
    </style:style>
    <style:style style:name="T50" style:family="text">
      <style:text-properties style:font-name="Liberation Serif1" fo:font-size="8pt" officeooo:rsid="008cf68e" style:font-size-asian="8pt" style:font-size-complex="8pt"/>
    </style:style>
    <style:style style:name="T51" style:family="text">
      <style:text-properties style:font-name="Liberation Serif1" fo:font-size="8pt" officeooo:rsid="00995fea" style:font-size-asian="8pt" style:font-size-complex="8pt"/>
    </style:style>
    <style:style style:name="T52" style:family="text">
      <style:text-properties officeooo:rsid="008cf68e"/>
    </style:style>
    <style:style style:name="T53" style:family="text">
      <style:text-properties style:text-position="0% 100%" style:font-name="Liberation Serif1" fo:font-size="8pt" officeooo:rsid="0086279b" style:font-size-asian="8pt" style:font-size-complex="8pt" loext:padding="0cm" loext:border="none"/>
    </style:style>
    <style:style style:name="T54" style:family="text">
      <style:text-properties style:text-position="0% 100%" style:font-name="Liberation Serif1" fo:font-size="8pt" style:font-size-asian="8pt" style:font-size-complex="8pt" loext:padding="0cm" loext:border="none"/>
    </style:style>
    <style:style style:name="T55" style:family="text">
      <style:text-properties style:text-position="0% 100%" style:font-name="Liberation Serif1" fo:font-size="8pt" officeooo:rsid="00995fea" style:font-size-asian="8pt" style:font-size-complex="8pt" loext:padding="0cm" loext:border="none"/>
    </style:style>
    <style:style style:name="T56" style:family="text">
      <style:text-properties officeooo:rsid="0025eb9b"/>
    </style:style>
    <style:style style:name="T57" style:family="text">
      <style:text-properties officeooo:rsid="000b2db7"/>
    </style:style>
    <style:style style:name="T58" style:family="text">
      <style:text-properties style:text-position="sub 58%" officeooo:rsid="000b2db7"/>
    </style:style>
    <style:style style:name="T59" style:family="text">
      <style:text-properties style:text-position="0% 100%" officeooo:rsid="0025eb9b"/>
    </style:style>
    <style:style style:name="T60" style:family="text">
      <style:text-properties style:text-position="0% 100%" officeooo:rsid="000b2db7"/>
    </style:style>
    <style:style style:name="T61" style:family="text">
      <style:text-properties style:text-position="sub 58%"/>
    </style:style>
    <style:style style:name="T62" style:family="text">
      <style:text-properties fo:font-size="8pt" officeooo:rsid="0086bb75" style:font-size-asian="8pt" style:font-size-complex="8pt"/>
    </style:style>
    <style:style style:name="T63" style:family="text">
      <style:text-properties fo:font-size="8pt" style:font-size-asian="8pt" style:font-size-complex="8pt"/>
    </style:style>
    <style:style style:name="T64" style:family="text">
      <style:text-properties fo:font-size="8pt" officeooo:rsid="00995fea" style:font-size-asian="8pt" style:font-size-complex="8pt"/>
    </style:style>
    <style:style style:name="T65" style:family="text">
      <style:text-properties fo:font-size="8pt" officeooo:rsid="00428fd7" style:font-size-asian="8pt" style:font-size-complex="8pt"/>
    </style:style>
    <style:style style:name="T66" style:family="text">
      <style:text-properties fo:font-size="8pt" officeooo:rsid="002c4f73" style:font-size-asian="8pt" style:font-size-complex="8pt"/>
    </style:style>
    <style:style style:name="T67" style:family="text">
      <style:text-properties fo:font-size="8pt" officeooo:rsid="00428fd7" fo:background-color="transparent" loext:char-shading-value="0" style:font-size-asian="8pt" style:font-size-complex="8pt"/>
    </style:style>
    <style:style style:name="T68" style:family="text">
      <style:text-properties fo:font-size="8pt" officeooo:rsid="008ee9eb" fo:background-color="transparent" loext:char-shading-value="0" style:font-size-asian="8pt" style:font-size-complex="8pt"/>
    </style:style>
    <style:style style:name="T69" style:family="text">
      <style:text-properties fo:font-size="8pt" officeooo:rsid="0099738a" fo:background-color="transparent" loext:char-shading-value="0" style:font-size-asian="8pt" style:font-size-complex="8pt"/>
    </style:style>
    <style:style style:name="T70" style:family="text">
      <style:text-properties fo:font-size="8pt" officeooo:rsid="0055a9ca" fo:background-color="transparent" loext:char-shading-value="0" style:font-size-asian="8pt" style:font-size-complex="8pt"/>
    </style:style>
    <style:style style:name="T71" style:family="text">
      <style:text-properties style:text-position="0% 100%" officeooo:rsid="001a105c"/>
    </style:style>
    <style:style style:name="T72" style:family="text">
      <style:text-properties officeooo:rsid="004dcfba"/>
    </style:style>
    <style:style style:name="T73" style:family="text">
      <style:text-properties fo:font-weight="normal" officeooo:rsid="0047fd6f" style:font-weight-asian="normal" style:font-weight-complex="normal"/>
    </style:style>
    <style:style style:name="T74" style:family="text">
      <style:text-properties officeooo:rsid="00408212"/>
    </style:style>
    <style:style style:name="T75" style:family="text">
      <style:text-properties style:font-name="Liberation Serif"/>
    </style:style>
    <style:style style:name="T76" style:family="text">
      <style:text-properties style:font-name="Liberation Serif" fo:background-color="#ffffff" loext:char-shading-value="0"/>
    </style:style>
    <style:style style:name="T77" style:family="text">
      <style:text-properties style:font-name="Liberation Serif" fo:font-weight="bold" officeooo:rsid="00408212" fo:background-color="#ffffff" loext:char-shading-value="0" style:font-weight-asian="bold" style:font-weight-complex="bold"/>
    </style:style>
    <style:style style:name="T78" style:family="text">
      <style:text-properties style:font-name="Liberation Serif" officeooo:rsid="00440b42" fo:background-color="#ffffff" loext:char-shading-value="0"/>
    </style:style>
    <style:style style:name="T79" style:family="text">
      <style:text-properties style:text-position="0% 100%" style:font-name="Liberation Serif"/>
    </style:style>
    <style:style style:name="T80" style:family="text">
      <style:text-properties style:text-position="0% 100%" style:font-name="Liberation Serif" fo:font-weight="bold" officeooo:rsid="00408212" fo:background-color="#ffffff" loext:char-shading-value="0" style:font-weight-asian="bold" style:font-weight-complex="bold"/>
    </style:style>
    <style:style style:name="T81" style:family="text">
      <style:text-properties style:text-position="0% 100%" style:font-name="Liberation Serif" fo:background-color="#ffffff" loext:char-shading-value="0"/>
    </style:style>
    <style:style style:name="T82" style:family="text">
      <style:text-properties style:text-position="0% 100%" style:font-name="Liberation Serif" fo:font-size="9pt" fo:background-color="#ffffff" loext:char-shading-value="0" style:font-size-asian="9pt" style:font-size-complex="9pt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1"/>
            <text:p text:style-name="P2"/>
            <text:p text:style-name="P3"/>
            <text:p text:style-name="P4"><text:span text:style-name="T1">5</text:span><text:span text:style-name="T2">0</text:span><text:span text:style-name="T1">. <text:s text:c="2"/>Remarks:</text:span><text:span text:style-name="T3"> <text:s text:c="2"/></text:span><text:span text:style-name="T4"><text:s/></text:span></text:p>
            <text:p text:style-name="P5"><text:span text:style-name="T5">Zu* 6.1.: </text:span>4954 </text:p>
            <text:p text:style-name="P5"><text:span text:style-name="T5">Zu* 7.1.: </text:span>2022 <text:s text:c="15"/></text:p>
            <text:p text:style-name="P5"><text:span text:style-name="T5">Zu* 8.: </text:span>1832 </text:p>
            <text:p text:style-name="P5"><text:span text:style-name="T5">Zu* 11.: </text:span>1142 </text:p>
            <text:p text:style-name="P6">-</text:p>
            <text:p text:style-name="P7">Alternative Types:</text:p>
            <text:p text:style-name="P8">-</text:p>
            <text:p text:style-name="P8">-</text:p>
            <text:p text:style-name="P8">-</text:p>
            <text:p text:style-name="P9">-</text:p>
            <text:p text:style-name="P4"><text:span text:style-name="T6">51. <text:s text:c="2"/></text:span><text:span text:style-name="T7">Esemptions:</text:span><text:span text:style-name="T4"> <text:s text:c="5"/></text:span></text:p>
            <text:p text:style-name="P10"><text:s text:c="4"/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2"><draw:frame draw:style-name="fr1" draw:name="Marco1" text:anchor-type="paragraph" svg:x="24.164cm" svg:y="-15.021cm" svg:width="3.387cm" draw:z-index="0"><draw:text-box fo:min-height="2.598cm"><text:p text:style-name="Frame_20_contents"/></draw:text-box></draw:frame>CdS-<text:span text:style-name="T8">****</text:span>/0<text:span text:style-name="T8">*</text:span></text:p>
          </table:table-cell>
          <table:table-cell table:style-name="Tabella1.B1" office:value-type="string">
            <text:p text:style-name="P13"><text:span text:style-name="T9"><text:s text:c="2"/></text:span><text:span text:style-name="T10">CdS</text:span><text:span text:style-name="T11"> – DATA SHEET </text:span></text:p>
            <text:p text:style-name="P14"><text:span text:style-name="T12"><text:s text:c="3"/></text:span><text:span text:style-name="T13">for <text:s/>complete vehicles.</text:span></text:p>
            <table:table table:name="Tabella2" table:style-name="Tabella2">
              <table:table-column table:style-name="Tabella2.A"/>
              <table:table-column table:style-name="Tabella2.B"/>
              <table:table-row table:style-name="Tabella2.1">
                <table:table-cell table:style-name="Tabella2.A1" office:value-type="string">
                  <text:p text:style-name="P15"/>
                  <text:p text:style-name="P16"/>
                  <text:p text:style-name="P17">0.1. <text:s text:c="2"/>Make:</text:p>
                  <text:p text:style-name="P18"/>
                  <text:p text:style-name="P17">0.2. <text:s text:c="2"/>Type:</text:p>
                  <text:p text:style-name="P18"/>
                  <text:p text:style-name="P17"><text:s text:c="9"/>Variant:</text:p>
                  <text:p text:style-name="P18"/>
                  <text:p text:style-name="P17"><text:s text:c="9"/>Version:</text:p>
                  <text:p text:style-name="P17"/>
                  <text:p text:style-name="P17">0.2.1. Commercial name (s):</text:p>
                  <text:p text:style-name="P18"/>
                  <text:p text:style-name="P17">0.4. <text:s text:c="3"/>Category:</text:p>
                  <text:p text:style-name="P18"/>
                  <text:p text:style-name="P19">0.5. <text:s text:c="3"/>Name and address of <text:s/>manufacturer</text:p>
                  <text:p text:style-name="P17"><text:s text:c="10"/>of the <text:span text:style-name="T14">base vehicle:</text:span></text:p>
                  <text:p text:style-name="P17"/>
                  <text:p text:style-name="P20">0.6. <text:s text:c="2"/><text:span text:style-name="T15">Manufacturer address</text:span>:</text:p>
                </table:table-cell>
                <table:table-cell table:style-name="Tabella2.A1" office:value-type="string">
                  <text:p text:style-name="P21"/>
                  <text:p text:style-name="P21"/>
                  <text:p text:style-name="P22">{{A1}}</text:p>
                  <text:p text:style-name="P23"/>
                  <text:p text:style-name="P24"><text:span text:style-name="T8">{{A2}}</text:span> </text:p>
                  <text:p text:style-name="P25"/>
                  <text:p text:style-name="P24"><text:span text:style-name="T8">{{A3}}</text:span> </text:p>
                  <text:p text:style-name="P26"/>
                  <text:p text:style-name="P27"><text:span text:style-name="T8">{{A4}}</text:span> </text:p>
                  <text:p text:style-name="P28"/>
                  <text:p text:style-name="P22">{{A5}}</text:p>
                  <text:p text:style-name="P26"/>
                  <text:p text:style-name="P22">{{A6}}</text:p>
                  <text:p text:style-name="P26"/>
                  <text:p text:style-name="P29"><text:span text:style-name="T8">COMPLETE</text:span> <text:s/></text:p>
                </table:table-cell>
              </table:table-row>
            </table:table>
            <text:p text:style-name="P30"><text:span text:style-name="T16"><text:s text:c="2"/></text:span><text:span text:style-name="T17"><text:s text:c="10"/></text:span><text:span text:style-name="T18"><text:s text:c="7"/></text:span><text:span text:style-name="T19">COMPLETE</text:span><text:span text:style-name="T20"><text:line-break/></text:span><text:span text:style-name="T21"> <text:s text:c="17"/></text:span><text:span text:style-name="T19">COMPLETE</text:span></text:p>
            <text:p text:style-name="P22"><text:s text:c="18"/>COMPLETE</text:p>
            <text:p text:style-name="P31"/>
            <text:p text:style-name="P32"><text:span text:style-name="T22"><text:s text:c="3"/>Vehicle identification number: <text:s/></text:span><text:span text:style-name="T23"><text:s text:c="3"/></text:span><text:span text:style-name="T19">COMPLETE</text:span><text:span text:style-name="T24"> </text:span><text:span text:style-name="T25"><text:s/></text:span><text:span text:style-name="T24"><text:s text:c="5"/></text:span><text:span text:style-name="T26"><text:s/></text:span><text:span text:style-name="T24"><text:s text:c="2"/></text:span><text:span text:style-name="T27"><text:s/></text:span><text:span text:style-name="T24"><text:s/></text:span><text:span text:style-name="T27"><text:s/></text:span><text:span text:style-name="T28"><text:s/></text:span></text:p>
            <text:p text:style-name="P33"><text:s text:c="3"/>Location of the Vehicle Identification Number: <text:span text:style-name="T29">{{A7}}</text:span></text:p>
            <text:p text:style-name="P34"/>
            <text:p text:style-name="P30"><text:span text:style-name="T30"><text:s text:c="3"/>with the implication </text:span><text:span text:style-name="T19">{{A8}}</text:span><text:span text:style-name="T31"> </text:span><text:span text:style-name="T32"><text:s/></text:span><text:span text:style-name="T30">on </text:span><text:span text:style-name="T19">COMPLETE</text:span></text:p>
            <text:p text:style-name="P35"><text:s text:c="3"/>type described in all respects.</text:p>
            <text:p text:style-name="P35"/>
            <text:p text:style-name="P36"><text:s/></text:p>
            <text:p text:style-name="P35"/>
            <text:p text:style-name="P37"><text:span text:style-name="T33"><text:s text:c="28"/></text:span><text:span text:style-name="T34"><text:s text:c="82"/></text:span><text:span text:style-name="T33"><text:s/>Date: </text:span><text:span text:style-name="T19">COMPLETE</text:span></text:p>
            <text:p text:style-name="P35"><draw:frame draw:style-name="fr1" draw:name="Marco2" text:anchor-type="paragraph" svg:x="0.88cm" svg:y="0.307cm" svg:width="3.752cm" draw:z-index="1"><draw:text-box fo:min-height="3.482cm"><text:p text:style-name="Frame_20_contents"/></draw:text-box></draw:frame></text:p>
            <text:p text:style-name="P35"/>
            <text:p text:style-name="P38"/>
          </table:table-cell>
        </table:table-row>
      </table:table>
      <text:p text:style-name="P39"><text:s text:c="227"/>The data on this document is obtained from a database search. The information may differ from the state of vehicle. <text:s text:c="29"/></text:p>
      <text:p text:style-name="P40"><text:s text:c="227"/>No physical inspection of the vehicle was performed.</text:p>
      <table:table table:name="Tabella3" table:style-name="Tabella3">
        <table:table-column table:style-name="Tabella3.A"/>
        <table:table-column table:style-name="Tabella3.B"/>
        <text:soft-page-break/>
        <table:table-row table:style-name="Tabella3.1">
          <table:table-cell table:style-name="Tabella3.A1" office:value-type="string">
            <text:p text:style-name="P41"/>
            <table:table table:name="Tabella4" table:style-name="Tabella4">
              <table:table-column table:style-name="Tabella4.A"/>
              <table:table-column table:style-name="Tabella4.B"/>
              <table:table-row>
                <table:table-cell table:style-name="Tabella4.A1" office:value-type="string">
                  <text:p text:style-name="P42">1. <text:s text:c="3"/>Number of axles / wheels:</text:p>
                  <text:p text:style-name="P42"/>
                  <text:p text:style-name="P42">2. <text:s text:c="3"/>Powered axles:</text:p>
                  <text:p text:style-name="P42"/>
                  <text:p text:style-name="P42">3. <text:s text:c="3"/>Wheelbase :(mm)</text:p>
                  <text:p text:style-name="P42"/>
                  <text:p text:style-name="P42">5. <text:s text:c="3"/>Axle(s) track – 1/ 2: (mm)</text:p>
                  <text:p text:style-name="P42"/>
                  <text:p text:style-name="P42">6.1. <text:s/>Length:(mm)</text:p>
                  <text:p text:style-name="P42"/>
                  <text:p text:style-name="P42">7.1. <text:s/>Width:(mm)</text:p>
                  <text:p text:style-name="P42"/>
                  <text:p text:style-name="P42">8. <text:s text:c="4"/>Height:(mm)</text:p>
                  <text:p text:style-name="P42"/>
                  <text:p text:style-name="P42">11. <text:s text:c="2"/>Rear overhang:(mm)</text:p>
                  <text:p text:style-name="P42"/>
                  <text:p text:style-name="P42">12.1. Mass of the vehicle with bodywork in running order:(kg)</text:p>
                  <text:p text:style-name="P42"/>
                  <text:p text:style-name="P42">14.1. Technically permissable maximum laden mass:(kg)</text:p>
                  <text:p text:style-name="P42"/>
                  <text:p text:style-name="P42">14.2. Distribution of this mass among the axles – 1 / 2:(kg)</text:p>
                  <text:p text:style-name="P42"/>
                  <text:p text:style-name="P42">14.3. Technically perm. max mass on each axle – 1 / 2:(kg)</text:p>
                  <text:p text:style-name="P42"/>
                  <text:p text:style-name="P42">16. <text:s text:c="3"/>Maximum permissible roof load:(kg)</text:p>
                  <text:p text:style-name="P42"/>
                  <text:p text:style-name="P42">17. <text:s text:c="3"/>Maximum mass of trailer – braked / unbraked:(kg)</text:p>
                  <text:p text:style-name="P42"/>
                  <text:p text:style-name="P42">18. <text:s text:c="3"/>Maximum mass of combination:(kg)</text:p>
                  <text:p text:style-name="P42"/>
                  <text:p text:style-name="P42">19.1. Maximum vertical load at the coupling point for a trailer:(kg)</text:p>
                  <text:p text:style-name="P42"/>
                  <text:p text:style-name="P42">20. <text:s text:c="3"/>Engine manufacturer:</text:p>
                  <text:p text:style-name="P42"/>
                  <text:p text:style-name="P42">21. <text:s text:c="3"/>Engine code as marked on the engine:</text:p>
                  <text:p text:style-name="P42"/>
                  <text:p text:style-name="P42">22. <text:s text:c="3"/>Working principle:</text:p>
                  <text:p text:style-name="P42"/>
                  <text:p text:style-name="P42">22.1. Direct injection:</text:p>
                  <text:p text:style-name="P42"/>
                  <text:p text:style-name="P43">23. <text:s text:c="3"/>Pure electric:</text:p>
                  <text:p text:style-name="P43"/>
                  <text:p text:style-name="P43">23.1 <text:s/>Hybrid <text:span text:style-name="T35">[electric] vehicle:</text:span></text:p>
                  <text:p text:style-name="P42"/>
                  <text:p text:style-name="P42">2<text:span text:style-name="T36">4</text:span>. <text:s text:c="3"/>Number and arrangement of cylinders:</text:p>
                  <text:p text:style-name="P42"/>
                  <text:p text:style-name="P42">2<text:span text:style-name="T36">5</text:span>. <text:s text:c="3"/>Capacity:( cm<text:span text:style-name="T37">3</text:span><text:span text:style-name="T38">)</text:span></text:p>
                  <text:p text:style-name="P44"/>
                  <text:p text:style-name="P44">2<text:span text:style-name="T36">6</text:span>. <text:s text:c="3"/>Fuel:</text:p>
                  <text:p text:style-name="P44"/>
                  <text:p text:style-name="P45"><text:span text:style-name="T39">2</text:span><text:span text:style-name="T40">7</text:span><text:span text:style-name="T39">. <text:s text:c="3"/>Maximum net power:( kW/min </text:span><text:span text:style-name="T37">-1</text:span><text:span text:style-name="T39">)</text:span></text:p>
                  <text:p text:style-name="P44"/>
                  <text:p text:style-name="P44">2<text:span text:style-name="T36">8</text:span>. <text:s text:c="3"/>Clutch (type):</text:p>
                  <text:p text:style-name="P44"/>
                  <text:p text:style-name="P44">2<text:span text:style-name="T36">9</text:span>. <text:s text:c="3"/>Gearbox (type):</text:p>
                  <text:p text:style-name="P44"/>
                  <text:p text:style-name="P44">29.<text:span text:style-name="T36">1.</text:span> Gear:</text:p>
                  <text:p text:style-name="P44"/>
                  <text:p text:style-name="P46"/>
                </table:table-cell>
                <table:table-cell table:style-name="Tabella4.A1" office:value-type="string">
                  <text:p text:style-name="P47" loext:marker-style-name="T41"><text:span text:style-name="T42">{{B1}}</text:span></text:p>
                  <text:p text:style-name="P48"/>
                  <text:p text:style-name="P49">{{B2}}</text:p>
                  <text:p text:style-name="P50" loext:marker-style-name="T41"/>
                  <text:p text:style-name="P51" loext:marker-style-name="T41"><text:span text:style-name="T42">{{B3}} <text:s text:c="11"/></text:span></text:p>
                  <text:p text:style-name="P50" loext:marker-style-name="T41"/>
                  <text:p text:style-name="P51" loext:marker-style-name="T41"><text:span text:style-name="T42">{{B4}}</text:span></text:p>
                  <text:p text:style-name="P50" loext:marker-style-name="T41"/>
                  <text:p text:style-name="P51" loext:marker-style-name="T41"><text:span text:style-name="T42">{{B5}}</text:span></text:p>
                  <text:p text:style-name="P50" loext:marker-style-name="T41"/>
                  <text:p text:style-name="P51" loext:marker-style-name="T41"><text:span text:style-name="T42">{{B6}}</text:span></text:p>
                  <text:p text:style-name="P50" loext:marker-style-name="T41"/>
                  <text:p text:style-name="P51" loext:marker-style-name="T41"><text:span text:style-name="T42">{{B7}}</text:span></text:p>
                  <text:p text:style-name="P50" loext:marker-style-name="T41"/>
                  <text:p text:style-name="P51" loext:marker-style-name="T41"><text:span text:style-name="T42">{{B8}}</text:span></text:p>
                  <text:p text:style-name="P50" loext:marker-style-name="T41"/>
                  <text:p text:style-name="P51" loext:marker-style-name="T41"><text:span text:style-name="T42">{{B9}}</text:span></text:p>
                  <text:p text:style-name="P50" loext:marker-style-name="T41"/>
                  <text:p text:style-name="P51" loext:marker-style-name="T41"><text:span text:style-name="T42">{{B10}}</text:span></text:p>
                  <text:p text:style-name="P50" loext:marker-style-name="T41"/>
                  <text:p text:style-name="P51" loext:marker-style-name="T41"><text:span text:style-name="T42">{{B11}}</text:span></text:p>
                  <text:p text:style-name="P50" loext:marker-style-name="T41"/>
                  <text:p text:style-name="P51" loext:marker-style-name="T41"><text:span text:style-name="T42">{{B12}}</text:span></text:p>
                  <text:p text:style-name="P50" loext:marker-style-name="T41"/>
                  <text:p text:style-name="P51" loext:marker-style-name="T41"><text:span text:style-name="T42">{{B13}}</text:span></text:p>
                  <text:p text:style-name="P50" loext:marker-style-name="T41"/>
                  <text:p text:style-name="P51" loext:marker-style-name="T41"><text:span text:style-name="T42">{{B14}}</text:span></text:p>
                  <text:p text:style-name="P50" loext:marker-style-name="T41"/>
                  <text:p text:style-name="P51" loext:marker-style-name="T41"><text:span text:style-name="T42">{{B15}}</text:span></text:p>
                  <text:p text:style-name="P50" loext:marker-style-name="T41"/>
                  <text:p text:style-name="P51" loext:marker-style-name="T41"><text:span text:style-name="T42">{{B16}}</text:span></text:p>
                  <text:p text:style-name="P50" loext:marker-style-name="T41"/>
                  <text:p text:style-name="P51" loext:marker-style-name="T41"><text:span text:style-name="T42">{{B17}}</text:span></text:p>
                  <text:p text:style-name="P50" loext:marker-style-name="T41"/>
                  <text:p text:style-name="P51" loext:marker-style-name="T41"><text:span text:style-name="T42">{{B18}}</text:span></text:p>
                  <text:p text:style-name="P50" loext:marker-style-name="T41"/>
                  <text:p text:style-name="P52" loext:marker-style-name="T41"><text:span text:style-name="T42">{{B19}}</text:span></text:p>
                  <text:p text:style-name="P50" loext:marker-style-name="T41"/>
                  <text:p text:style-name="P52" loext:marker-style-name="T41"><text:span text:style-name="T42">{{B20}}</text:span></text:p>
                  <text:p text:style-name="P50" loext:marker-style-name="T41"/>
                  <text:p text:style-name="P52" loext:marker-style-name="T41"><text:span text:style-name="T42">{{B21}}</text:span></text:p>
                  <text:p text:style-name="P50" loext:marker-style-name="T41"/>
                  <text:p text:style-name="P52" loext:marker-style-name="T41"><text:span text:style-name="T42">{{B22}}</text:span></text:p>
                  <text:p text:style-name="P50" loext:marker-style-name="T41"/>
                  <text:p text:style-name="P51" loext:marker-style-name="T41"><text:span text:style-name="T42">{{B23}}</text:span></text:p>
                  <text:p text:style-name="P50" loext:marker-style-name="T41"/>
                  <text:p text:style-name="P51" loext:marker-style-name="T41"><text:span text:style-name="T42">{{B24}}</text:span></text:p>
                  <text:p text:style-name="P50" loext:marker-style-name="T41"/>
                  <text:p text:style-name="P51" loext:marker-style-name="T41"><text:span text:style-name="T42">{{B25}}</text:span></text:p>
                  <text:p text:style-name="P50" loext:marker-style-name="T41"/>
                  <text:p text:style-name="P51" loext:marker-style-name="T41"><text:span text:style-name="T42">{{B26}}</text:span></text:p>
                  <text:p text:style-name="P50" loext:marker-style-name="T41"/>
                  <text:p text:style-name="P51" loext:marker-style-name="T41"><text:span text:style-name="T42">{{B27}}</text:span></text:p>
                  <text:p text:style-name="P50" loext:marker-style-name="T41"/>
                  <text:p text:style-name="P51" loext:marker-style-name="T41"><text:span text:style-name="T42">{{B28}}</text:span></text:p>
                  <text:p text:style-name="P50" loext:marker-style-name="T41"/>
                  <text:p text:style-name="P51" loext:marker-style-name="T41"><text:span text:style-name="T42">{{B29}}</text:span></text:p>
                  <text:p text:style-name="P48"/>
                </table:table-cell>
              </table:table-row>
            </table:table>
            <text:p text:style-name="P53"/>
          </table:table-cell>
          <table:table-cell table:style-name="Tabella3.B1" office:value-type="string">
            <text:p text:style-name="P54"><text:s/></text:p>
            <table:table table:name="Tabella5" table:style-name="Tabella5">
              <table:table-column table:style-name="Tabella5.A"/>
              <table:table-column table:style-name="Tabella5.B"/>
              <table:table-row table:style-name="Tabella5.1">
                <table:table-cell office:value-type="string">
                  <text:p text:style-name="P55">30. <text:s text:c="2"/>Final drive ratio:</text:p>
                  <text:p text:style-name="P55"/>
                  <text:p text:style-name="P55">32. <text:s/>Tyres and wheels:</text:p>
                  <text:p text:style-name="P55"><text:s text:c="13"/><text:span text:style-name="T43">Tyres on wheels 1:</text:span></text:p>
                  <text:p text:style-name="P55"><text:s text:c="13"/><text:span text:style-name="T43">Tyres on wheels 2:</text:span></text:p>
                  <text:p text:style-name="P55"/>
                  <text:p text:style-name="P56">34. <text:s text:c="2"/>Steering, method of assistance:</text:p>
                  <text:p text:style-name="P56"/>
                  <text:p text:style-name="P56">35. <text:s text:c="2"/>Brief description of the braking system:</text:p>
                  <text:p text:style-name="P56"/>
                  <text:p text:style-name="P56"/>
                  <text:p text:style-name="P56"/>
                  <text:p text:style-name="P56">37. <text:s text:c="2"/>Type of body:</text:p>
                  <text:p text:style-name="P56"/>
                  <text:p text:style-name="P56">38. <text:s text:c="2"/>Colour of vehicle:</text:p>
                  <text:p text:style-name="P56"/>
                  <text:p text:style-name="P56">41. <text:s text:c="2"/>Number and configuration of doors:</text:p>
                  <text:p text:style-name="P56"/>
                  <text:p text:style-name="P56">42.1. Number and position of seats:</text:p>
                  <text:p text:style-name="P56"/>
                  <text:p text:style-name="P56">43.1. EC type approval mark of couplind device</text:p>
                  <text:p text:style-name="P56"><text:s text:c="9"/>if fitted:</text:p>
                  <text:p text:style-name="P56"/>
                  <text:p text:style-name="P56">44. <text:s text:c="3"/>Maximum speed:(km/h)</text:p>
                  <text:p text:style-name="P56"/>
                  <text:p text:style-name="P56">45. <text:s text:c="3"/>Sound level:</text:p>
                  <text:p text:style-name="P56"><text:s text:c="9"/>Stationary (dB(A)) at engine speed (min<text:span text:style-name="T37">-1</text:span><text:span text:style-name="T39">) <text:s text:c="5"/></text:span></text:p>
                  <text:p text:style-name="P57"><text:s text:c="10"/>Drive-by (dB(A)):</text:p>
                  <text:p text:style-name="P57"/>
                  <text:p text:style-name="P57">46. <text:s text:c="3"/>Emissions standard:</text:p>
                  <text:p text:style-name="P57">46.1. Exhaust emission:</text:p>
                </table:table-cell>
                <table:table-cell office:value-type="string">
                  <text:p text:style-name="Table_20_Contents"><text:span text:style-name="T44">{</text:span><text:span text:style-name="T45">{B30}}</text:span></text:p>
                  <text:p text:style-name="P58"/>
                  <text:p text:style-name="P59"/>
                  <text:p text:style-name="P60">COMPLETE</text:p>
                  <text:p text:style-name="P61"><text:span text:style-name="T46">COMPLETE</text:span> <text:s text:c="2"/></text:p>
                  <text:p text:style-name="P62"/>
                  <text:p text:style-name="P59"><text:span text:style-name="T47">COMPLETE (Autodata)</text:span><text:span text:style-name="T48"> </text:span></text:p>
                  <text:p text:style-name="P59"/>
                  <text:p text:style-name="P63">COMPLETE (Autodata) / COMPLETE (Autodata)</text:p>
                  <text:p text:style-name="P63">COMPLETE (Autodata) / COMPLETE (Autodata)</text:p>
                  <text:p text:style-name="P59">ABS </text:p>
                  <text:p text:style-name="P59"/>
                  <text:p text:style-name="P64"><text:span text:style-name="T47">COMPLETE (Autodata)</text:span> </text:p>
                  <text:p text:style-name="P65"/>
                  <text:p text:style-name="P66">COMPLETE (Autodata)</text:p>
                  <text:p text:style-name="P67"/>
                  <text:p text:style-name="P63">COMPLETE (Autodata)</text:p>
                  <text:p text:style-name="P65"/>
                  <text:p text:style-name="P63">COMPLETE (Autodata)</text:p>
                  <text:p text:style-name="P68"/>
                  <text:p text:style-name="P69">{{B3<text:span text:style-name="T49">1</text:span>}}</text:p>
                  <text:p text:style-name="P59"/>
                  <text:p text:style-name="P59"/>
                  <text:p text:style-name="P69">{{B3<text:span text:style-name="T49">2</text:span>}}</text:p>
                  <text:p text:style-name="P59"/>
                  <text:p text:style-name="P59"/>
                  <text:p text:style-name="P70"><text:span text:style-name="T50">{{B3</text:span><text:span text:style-name="T51">3</text:span><text:span text:style-name="T50">}} </text:span></text:p>
                  <text:p text:style-name="P69">{{B34}}</text:p>
                  <text:p text:style-name="P71"/>
                  <text:p text:style-name="P72"><text:span text:style-name="T52">{{B3</text:span><text:span text:style-name="T49">5</text:span><text:span text:style-name="T52">}}</text:span></text:p>
                  <text:p text:style-name="P73"><text:span text:style-name="T53">{</text:span><text:span text:style-name="T54">{B3</text:span><text:span text:style-name="T55">6</text:span><text:span text:style-name="T54">}}</text:span></text:p>
                </table:table-cell>
              </table:table-row>
            </table:table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 table:style-name="Tabella6.1">
                <table:table-cell table:style-name="Tabella6.A1" office:value-type="string">
                  <text:p text:style-name="P74">CO <text:span text:style-name="T56">(</text:span>g/km<text:span text:style-name="T56">)</text:span>:</text:p>
                  <text:p text:style-name="P74">HC <text:span text:style-name="T56">(</text:span>g/km<text:span text:style-name="T56">)</text:span>:</text:p>
                  <text:p text:style-name="P75"><text:span text:style-name="T57">NO</text:span><text:span text:style-name="T58">X </text:span><text:span text:style-name="T59">(</text:span><text:span text:style-name="T60">g/km</text:span><text:span text:style-name="T59">):</text:span></text:p>
                  <text:p text:style-name="P76">HC+NO<text:span text:style-name="T61">X </text:span><text:span text:style-name="T56">(</text:span>g/km<text:span text:style-name="T56">)</text:span>:</text:p>
                  <text:p text:style-name="P76">k – value <text:span text:style-name="T56">(</text:span>g/km<text:span text:style-name="T56">)</text:span>:</text:p>
                  <text:p text:style-name="P76">Particulates <text:span text:style-name="T56">(</text:span>g/km<text:span text:style-name="T56">):</text:span></text:p>
                </table:table-cell>
                <table:table-cell table:style-name="Tabella6.A1" office:value-type="string">
                  <text:p text:style-name="P77"><text:span text:style-name="T62">{</text:span><text:span text:style-name="T63">{B</text:span><text:span text:style-name="T64">37</text:span><text:span text:style-name="T63">}}</text:span></text:p>
                  <text:p text:style-name="P78">{{B<text:span text:style-name="T49">38</text:span>}}</text:p>
                  <text:p text:style-name="P77"><text:span text:style-name="T63">{</text:span><text:span text:style-name="T62">{</text:span><text:span text:style-name="T63">B</text:span><text:span text:style-name="T64">39</text:span><text:span text:style-name="T63">}}</text:span></text:p>
                  <text:p text:style-name="P77"><text:span text:style-name="T62">{</text:span><text:span text:style-name="T63">{B</text:span><text:span text:style-name="T64">40</text:span><text:span text:style-name="T63">}}</text:span></text:p>
                  <text:p text:style-name="P74">- - - -</text:p>
                  <text:p text:style-name="P78">{{B4<text:span text:style-name="T49">1</text:span>}}</text:p>
                </table:table-cell>
                <table:table-cell table:style-name="Tabella6.A1" office:value-type="string">
                  <text:p text:style-name="P74">- - - - </text:p>
                  <text:p text:style-name="P74">- - - - </text:p>
                  <text:p text:style-name="P74">- - - - </text:p>
                  <text:p text:style-name="P74">- - - - </text:p>
                  <text:p text:style-name="P74">- - - - </text:p>
                  <text:p text:style-name="P74">- - - - </text:p>
                </table:table-cell>
                <table:table-cell table:style-name="Tabella6.A1" office:value-type="string">
                  <text:p text:style-name="P75">- - - - </text:p>
                  <text:p text:style-name="P75">- - - - </text:p>
                  <text:p text:style-name="P75">- - - - </text:p>
                  <text:p text:style-name="P75">- - - - </text:p>
                  <text:p text:style-name="P75">- - - - </text:p>
                  <text:p text:style-name="P75">- - - - </text:p>
                </table:table-cell>
              </table:table-row>
            </table:table>
            <text:p text:style-name="P79"><text:span text:style-name="T65">4</text:span><text:span text:style-name="T66">6</text:span><text:span text:style-name="T65">.</text:span><text:span text:style-name="T66">2</text:span><text:span text:style-name="T65"> <text:s text:c="3"/>Smoke (corrected value of the absorption coefficient) <text:s text:c="56"/></text:span><text:span text:style-name="T67"><text:s text:c="14"/></text:span><text:span text:style-name="T68">{{B4</text:span><text:span text:style-name="T69">2</text:span><text:span text:style-name="T68">}}</text:span><text:span text:style-name="T70"> </text:span><text:span text:style-name="T67"><text:s/>m-1</text:span></text:p>
            <text:p text:style-name="P80">4<text:span text:style-name="T36">7</text:span>. CO<text:span text:style-name="T61">2</text:span><text:span text:style-name="T39"> emissions/fuel consumption</text:span><text:span text:style-name="T71"> </text:span><text:span text:style-name="T40">NEDC values</text:span><text:span text:style-name="T39">: <text:s text:c="15"/></text:span></text:p>
            <table:table table:name="Tabella7" table:style-name="Tabella7">
              <table:table-column table:style-name="Tabella7.A" table:number-columns-repeated="3"/>
              <table:table-row>
                <table:table-cell table:style-name="Tabella7.A1" office:value-type="string">
                  <text:p text:style-name="P80"/>
                  <text:p text:style-name="P80">urban conditions:</text:p>
                  <text:p text:style-name="P80">extra-urban conditions:</text:p>
                  <text:p text:style-name="P81">combined:</text:p>
                </table:table-cell>
                <table:table-cell table:style-name="Tabella7.A1" office:value-type="string">
                  <text:p text:style-name="P82">CO<text:span text:style-name="T61">2</text:span><text:span text:style-name="T39">(g/km)</text:span></text:p>
                  <text:p text:style-name="P83">{{B4<text:span text:style-name="T49">3</text:span>}}</text:p>
                  <text:p text:style-name="P83">{{B4<text:span text:style-name="T49">4</text:span>}}</text:p>
                  <text:p text:style-name="P83">{{B4<text:span text:style-name="T49">5</text:span>}}</text:p>
                </table:table-cell>
                <table:table-cell table:style-name="Tabella7.A1" office:value-type="string">
                  <text:p text:style-name="P82">Fuel consumption (l/100km)</text:p>
                  <text:p text:style-name="P84">{{B<text:span text:style-name="T49">46</text:span>}}</text:p>
                  <text:p text:style-name="P84">{{B<text:span text:style-name="T49">47</text:span>}}</text:p>
                  <text:p text:style-name="P84">{{B4<text:span text:style-name="T49">8</text:span>}}</text:p>
                </table:table-cell>
              </table:table-row>
            </table:table>
            <text:p text:style-name="P85"/>
            <text:p text:style-name="P86"><text:span text:style-name="T57">47.1. CO</text:span><text:span text:style-name="T58">2</text:span><text:span text:style-name="T57"> emissions/fuel consumption WLTP values:</text:span></text:p>
            <table:table table:name="Tabella8" table:style-name="Tabella8">
              <table:table-column table:style-name="Tabella8.A"/>
              <table:table-column table:style-name="Tabella8.B"/>
              <table:table-column table:style-name="Tabella8.C"/>
              <table:table-row>
                <table:table-cell table:style-name="Tabella8.A1" office:value-type="string">
                  <text:p text:style-name="P87"/>
                  <text:p text:style-name="P87">Low:</text:p>
                  <text:p text:style-name="P88"><text:span text:style-name="T72">M</text:span>edium</text:p>
                  <text:p text:style-name="P89"><text:span text:style-name="T73">High</text:span>:</text:p>
                  <text:p text:style-name="P88"><text:span text:style-name="T72">M</text:span>aximum value</text:p>
                  <text:p text:style-name="P88"><text:span text:style-name="T72">C</text:span>ombined</text:p>
                  <text:p text:style-name="P90">Weighted combined</text:p>
                </table:table-cell>
                <table:table-cell table:style-name="Tabella8.A1" office:value-type="string">
                  <text:p text:style-name="P82">CO<text:span text:style-name="T61">2</text:span><text:span text:style-name="T39">(g/km)</text:span></text:p>
                  <text:p text:style-name="P91">{{B<text:span text:style-name="T49">49</text:span>}}</text:p>
                  <text:p text:style-name="P91">{{B5<text:span text:style-name="T49">0</text:span>}}</text:p>
                  <text:p text:style-name="P91">{{B5<text:span text:style-name="T49">1</text:span>}}</text:p>
                  <text:p text:style-name="P91">{{B5<text:span text:style-name="T49">2</text:span>}}</text:p>
                  <text:p text:style-name="P91">{{B5<text:span text:style-name="T49">3</text:span>}}</text:p>
                  <text:p text:style-name="P92">-</text:p>
                </table:table-cell>
                <table:table-cell table:style-name="Tabella8.A1" office:value-type="string">
                  <text:p text:style-name="P82">Fuel consumption (l/100km)</text:p>
                  <text:p text:style-name="P91">{{B5<text:span text:style-name="T49">4</text:span>}}</text:p>
                  <text:p text:style-name="P91">{{B5<text:span text:style-name="T49">5</text:span>}}</text:p>
                  <text:p text:style-name="P91">{{B<text:span text:style-name="T49">56</text:span>}}</text:p>
                  <text:p text:style-name="P91">{{B<text:span text:style-name="T49">57</text:span>}}</text:p>
                  <text:p text:style-name="P91">{{B5<text:span text:style-name="T49">8</text:span>}}</text:p>
                  <text:p text:style-name="P93">-</text:p>
                </table:table-cell>
              </table:table-row>
            </table:table>
            <text:p text:style-name="P94"><text:span text:style-name="T74">47.2</text:span>. Pure electric vehicles and externally rechargeable Hybrid electric vehicles:</text:p>
            <text:p text:style-name="P95"><text:span text:style-name="T75">Power consumption weighted/combined <text:s/></text:span><text:span text:style-name="T76"><text:s/></text:span><text:span text:style-name="T77"><text:s text:c="4"/>- </text:span><text:span text:style-name="T78"><text:s text:c="2"/></text:span><text:span text:style-name="T76">Wh/km<text:line-break/></text:span><text:span text:style-name="T79"> Electrical range <text:s text:c="43"/></text:span><text:span text:style-name="T80"><text:s/>- </text:span><text:span text:style-name="T81"><text:s text:c="3"/>km</text:span><text:span text:style-name="T82"> <text:s/></text:span></text:p>
          </table:table-cell>
        </table:table-row>
      </table:table>
      <text:p text:style-name="P9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nux Biolinum G" svg:font-family="'Linux Biolinum G'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it" fo:country="IT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1" fo:font-size="12pt" fo:language="it" fo:country="IT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Standard_20__28_WW_29_" style:display-name="Standard (WW)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style:vertical-align="baseline"/>
      <style:text-properties style:use-window-font-color="true" loext:opacity="0%" style:font-name="Liberation Serif1" fo:font-family="'Liberation Serif'" style:font-family-generic="roman" style:font-pitch="variable" fo:font-size="12pt" fo:language="hi" fo:country="IN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1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9-07-30T00:48:12.237000000</meta:creation-date>
    <dc:date>2025-03-09T17:16:57.046116700</dc:date>
    <meta:editing-duration>PT19H10M57S</meta:editing-duration>
    <meta:editing-cycles>22</meta:editing-cycles>
    <meta:generator>LibreOffice/25.2.1.2$Windows_X86_64 LibreOffice_project/d3abf4aee5fd705e4a92bba33a32f40bc4e56f49</meta:generator>
    <meta:print-date>2019-11-04T09:43:33.960000000</meta:print-date>
    <meta:document-statistic meta:table-count="8" meta:image-count="0" meta:object-count="0" meta:page-count="2" meta:paragraph-count="196" meta:word-count="547" meta:character-count="4428" meta:non-whitespace-character-count="2974"/>
  </office:meta>
</office:document-meta>
</file>